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19in" table:align="left" style:writing-mode="rl-tb"/>
    </style:style>
    <style:style style:name="Table1.A" style:family="table-column">
      <style:table-column-properties style:column-width="0.4056in"/>
    </style:style>
    <style:style style:name="Table1.B" style:family="table-column">
      <style:table-column-properties style:column-width="2.9778in"/>
    </style:style>
    <style:style style:name="Table1.C" style:family="table-column">
      <style:table-column-properties style:column-width="3.49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rl-tb"/>
    </style:style>
    <style:style style:name="Table1.C1" style:family="table-cell">
      <style:table-cell-properties style:vertical-align="top" fo:padding="0.0382in" fo:border="0.1pt solid #000000" style:writing-mode="rl-tb"/>
    </style:style>
    <style:style style:name="Table1.2" style:family="table-row">
      <style:table-row-properties style:min-row-height="0.4931in" fo:keep-together="auto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8" style:family="table-row">
      <style:table-row-properties style:min-row-height="0.2931in" fo:keep-together="auto"/>
    </style:style>
    <style:style style:name="P1" style:family="paragraph" style:parent-style-name="Standard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" style:family="paragraph" style:parent-style-name="Standard">
      <style:text-properties fo:color="#008000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222222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19f894" style:font-size-asian="12pt" style:font-weight-asian="bold" style:font-size-complex="12pt"/>
    </style:style>
    <style:style style:name="P8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0a66a4" style:font-size-asian="12pt" style:font-weight-asian="bold" style:font-size-complex="12pt"/>
    </style:style>
    <style:style style:name="P9" style:family="paragraph" style:parent-style-name="Standard">
      <style:paragraph-properties fo:margin-top="0.0543in" fo:margin-bottom="0.1402in" loext:contextual-spacing="false" fo:line-height="100%" fo:text-align="end" style:justify-single-word="false" style:writing-mode="rl-tb"/>
      <style:text-properties fo:color="#222222" fo:font-size="12pt" fo:font-weight="bold" officeooo:rsid="003f4316" officeooo:paragraph-rsid="003f4316" style:font-size-asian="12pt" style:font-weight-asian="bold" style:font-size-complex="12pt"/>
    </style:style>
    <style:style style:name="P10" style:family="paragraph" style:parent-style-name="Standard">
      <style:paragraph-properties fo:margin-top="0.0543in" fo:margin-bottom="0.1402in" loext:contextual-spacing="false" fo:line-height="100%" fo:text-align="end" style:justify-single-word="false" style:writing-mode="rl-tb"/>
      <style:text-properties officeooo:paragraph-rsid="00489b38"/>
    </style:style>
    <style:style style:name="P11" style:family="paragraph" style:parent-style-name="Standard">
      <style:paragraph-properties fo:text-align="end" style:justify-single-word="false" style:writing-mode="rl-tb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51e848" officeooo:paragraph-rsid="0051e848"/>
    </style:style>
    <style:style style:name="P13" style:family="paragraph" style:parent-style-name="Heading_20_2">
      <style:paragraph-properties fo:text-align="end" style:justify-single-word="false" style:writing-mode="rl-tb"/>
    </style:style>
    <style:style style:name="P14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</style:style>
    <style:style style:name="P15" style:family="paragraph" style:parent-style-name="Standard">
      <style:paragraph-properties fo:margin-left="0in" fo:margin-right="0in" fo:text-align="center" style:justify-single-word="false" fo:hyphenation-ladder-count="no-limit" fo:text-indent="0in" style:auto-text-indent="false" style:text-autospace="none" style:writing-mode="rl-tb"/>
      <style:text-properties style:font-name="Arial1" officeooo:paragraph-rsid="002543f3" style:font-name-complex="Arial1" fo:hyphenate="true" fo:hyphenation-remain-char-count="2" fo:hyphenation-push-char-count="2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 style:snap-to-layout-grid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2543f3" officeooo:paragraph-rsid="002543f3" style:font-weight-asian="bold" style:font-name-complex="Arial1" style:font-weight-complex="bold"/>
    </style:style>
    <style:style style:name="P19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83697" officeooo:paragraph-rsid="00283697" style:font-name-complex="Arial1"/>
    </style:style>
    <style:style style:name="P20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2ac7d4" style:font-name-complex="Arial1"/>
    </style:style>
    <style:style style:name="P21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complex="Arial1"/>
    </style:style>
    <style:style style:name="P22" style:family="paragraph" style:parent-style-name="Table_20_Contents">
      <style:paragraph-properties fo:margin-left="0in" fo:margin-right="0in" fo:text-align="end" style:justify-single-word="false" fo:text-indent="0in" style:auto-text-indent="false" style:snap-to-layout-grid="false" style:writing-mode="rl-tb"/>
      <style:text-properties style:font-name="Arial1" officeooo:rsid="0034644a" officeooo:paragraph-rsid="0034644a" style:font-name-complex="Arial1"/>
    </style:style>
    <style:style style:name="P2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2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asian="Times New Roman" style:language-asian="en" style:country-asian="US" style:font-name-complex="Arial1"/>
    </style:style>
    <style:style style:name="P25" style:family="paragraph" style:parent-style-name="Table_20_Contents">
      <style:paragraph-properties fo:margin-left="0in" fo:margin-right="0in" fo:text-align="end" style:justify-single-word="false" fo:hyphenation-ladder-count="no-limit" fo:text-indent="0in" style:auto-text-indent="false" style:text-autospace="none" style:writing-mode="rl-tb"/>
      <style:text-properties style:font-name="Arial1" officeooo:rsid="002ac7d4" officeooo:paragraph-rsid="0034644a" style:font-name-asian="Times New Roman" style:language-asian="en" style:country-asian="US" style:font-name-complex="Arial1" fo:hyphenate="true" fo:hyphenation-remain-char-count="2" fo:hyphenation-push-char-count="2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officeooo:paragraph-rsid="002ac7d4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29a732" style:font-name-complex="Arial1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2ac7d4" style:font-name-complex="Arial1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complex="Arial1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hyphenation-ladder-count="no-limit" fo:text-indent="0in" style:auto-text-indent="false" style:text-autospace="none" style:writing-mode="rl-tb"/>
      <style:text-properties style:font-name="Arial1" officeooo:paragraph-rsid="00365577" style:font-name-complex="Arial1" fo:hyphenate="true" fo:hyphenation-remain-char-count="2" fo:hyphenation-push-char-count="2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5d5665" style:font-name-complex="Arial1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83e70" style:font-name-asian="Liberation Serif1" style:font-name-complex="Arial1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asian="Liberation Serif1" style:font-name-complex="Arial1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paragraph-rsid="002ac7d4" style:font-size-asian="12pt" style:font-weight-asian="bold" style:font-name-complex="Arial1" style:font-size-complex="12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paragraph-rsid="00365577" style:font-size-asian="12pt" style:font-weight-asian="bold" style:font-name-complex="Arial1" style:font-size-complex="12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rsid="0012a0eb" officeooo:paragraph-rsid="00365577" style:font-size-asian="12pt" style:font-weight-asian="bold" style:font-name-complex="Arial1" style:font-size-complex="12pt"/>
    </style:style>
    <style:style style:name="P38" style:family="paragraph" style:parent-style-name="ללא_20_מרווח">
      <style:paragraph-properties fo:text-align="end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Heading_20_1">
      <style:text-properties fo:font-size="12pt" officeooo:paragraph-rsid="005e6251" style:font-size-asian="12pt" style:font-size-complex="12pt"/>
    </style:style>
    <style:style style:name="P40" style:family="paragraph" style:parent-style-name="Heading_20_1">
      <style:text-properties fo:font-size="11pt" style:font-size-asian="11pt" style:font-size-complex="11pt" style:font-weight-complex="bold"/>
    </style:style>
    <style:style style:name="P41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66630" style:font-size-asian="12pt" style:font-size-complex="12pt"/>
    </style:style>
    <style:style style:name="P42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ec41c" style:font-size-asian="12pt" style:font-size-complex="12pt"/>
    </style:style>
    <style:style style:name="P43" style:family="paragraph" style:parent-style-name="Standard" style:list-style-name="L1">
      <style:paragraph-properties fo:text-align="end" style:justify-single-word="false" style:writing-mode="rl-tb"/>
      <style:text-properties fo:font-size="12pt" officeooo:rsid="00550dbd" officeooo:paragraph-rsid="00550dbd" style:font-size-asian="12pt" style:font-size-complex="12pt"/>
    </style:style>
    <style:style style:name="P44" style:family="paragraph" style:parent-style-name="Standard">
      <style:paragraph-properties fo:text-align="end" style:justify-single-word="false" style:writing-mode="rl-tb"/>
      <style:text-properties fo:font-size="12pt" officeooo:rsid="003f4316" officeooo:paragraph-rsid="003f4316" style:font-size-asian="12pt" style:font-size-complex="12pt"/>
    </style:style>
    <style:style style:name="P45" style:family="paragraph" style:parent-style-name="Standard" style:list-style-name="L1">
      <style:paragraph-properties fo:text-align="end" style:justify-single-word="false" style:writing-mode="rl-tb"/>
      <style:text-properties fo:font-size="12pt" officeooo:rsid="0069b9c9" officeooo:paragraph-rsid="0069b9c9" style:font-size-asian="12pt" style:font-size-complex="12pt"/>
    </style:style>
    <style:style style:name="P46" style:family="paragraph" style:parent-style-name="Standard" style:list-style-name="L1">
      <style:paragraph-properties fo:text-align="end" style:justify-single-word="false" style:writing-mode="rl-tb"/>
      <style:text-properties officeooo:rsid="002ffb19" officeooo:paragraph-rsid="002ec41c"/>
    </style:style>
    <style:style style:name="P47" style:family="paragraph" style:parent-style-name="Standard">
      <style:paragraph-properties fo:margin-top="0.0543in" fo:margin-bottom="0.1402in" loext:contextual-spacing="false" fo:line-height="100%"/>
      <style:text-properties officeooo:paragraph-rsid="006bda58"/>
    </style:style>
    <style:style style:name="P48" style:family="paragraph" style:parent-style-name="Standard" style:list-style-name="L2">
      <style:paragraph-properties fo:margin-top="0.0543in" fo:margin-bottom="0.1402in" loext:contextual-spacing="false" fo:line-height="100%"/>
      <style:text-properties officeooo:paragraph-rsid="006bda58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weight="bold" style:font-weight-asian="bold" style:font-weight-complex="bold"/>
    </style:style>
    <style:style style:name="P50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P51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  <style:text-properties fo:font-weight="bold" officeooo:rsid="006a416e" officeooo:paragraph-rsid="006a416e" style:font-weight-asian="bold" style:font-weight-complex="bold"/>
    </style:style>
    <style:style style:name="P52" style:family="paragraph" style:parent-style-name="Heading_20_2">
      <style:paragraph-properties fo:text-align="end" style:justify-single-word="false" fo:break-before="page" style:writing-mode="rl-tb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16f546" style:font-size-asian="10pt" style:font-weight-asian="bold" style:font-name-complex="Arial2" style:font-size-complex="10pt"/>
    </style:style>
    <style:style style:name="T6" style:family="text">
      <style:text-properties fo:color="#1f4e79" style:font-name="Arial" fo:font-size="10pt" fo:language="he" fo:country="IL" fo:font-weight="bold" officeooo:rsid="00238da5" style:font-size-asian="10pt" style:font-weight-asian="bold" style:font-name-complex="Arial2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2" style:font-size-complex="10pt"/>
    </style:style>
    <style:style style:name="T8" style:family="text">
      <style:text-properties fo:color="#1f4e79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2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2" style:family="text">
      <style:text-properties fo:color="#222222" fo:font-size="12pt" fo:font-weight="bold" style:font-size-asian="12pt" style:font-weight-asian="bold" style:font-size-complex="12pt"/>
    </style:style>
    <style:style style:name="T13" style:family="text">
      <style:text-properties fo:color="#22222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style:font-size-asian="12pt" style:font-weight-asian="bold" style:font-size-complex="12pt" style:font-weight-complex="normal"/>
    </style:style>
    <style:style style:name="T15" style:family="text">
      <style:text-properties fo:color="#222222" fo:font-size="12pt" fo:font-weight="bold" officeooo:rsid="000ea0c4" style:font-size-asian="12pt" style:font-weight-asian="bold" style:font-size-complex="12pt" style:font-weight-complex="normal"/>
    </style:style>
    <style:style style:name="T16" style:family="text">
      <style:text-properties fo:color="#222222" fo:font-size="12pt" fo:font-weight="bold" officeooo:rsid="0011e2d6" style:font-size-asian="12pt" style:font-weight-asian="bold" style:font-size-complex="12pt" style:font-weight-complex="normal"/>
    </style:style>
    <style:style style:name="T17" style:family="text">
      <style:text-properties fo:color="#222222" fo:font-size="12pt" fo:font-weight="bold" officeooo:rsid="002ac7d4" style:font-size-asian="12pt" style:font-weight-asian="bold" style:font-size-complex="12pt" style:font-weight-complex="normal"/>
    </style:style>
    <style:style style:name="T18" style:family="text">
      <style:text-properties fo:color="#222222" fo:font-size="12pt" fo:font-weight="bold" officeooo:rsid="00146757" style:font-size-asian="12pt" style:font-weight-asian="bold" style:font-size-complex="12pt"/>
    </style:style>
    <style:style style:name="T19" style:family="text">
      <style:text-properties fo:color="#222222" fo:font-size="12pt" fo:font-weight="bold" officeooo:rsid="001efea3" style:font-size-asian="12pt" style:font-weight-asian="bold" style:font-size-complex="12pt"/>
    </style:style>
    <style:style style:name="T20" style:family="text">
      <style:text-properties fo:color="#222222" fo:font-size="12pt" fo:font-weight="bold" officeooo:rsid="00283697" style:font-size-asian="12pt" style:font-weight-asian="bold" style:font-size-complex="12pt"/>
    </style:style>
    <style:style style:name="T21" style:family="text">
      <style:text-properties fo:color="#222222" fo:font-size="12pt" fo:font-weight="bold" officeooo:rsid="0029a732" style:font-size-asian="12pt" style:font-weight-asian="bold" style:font-size-complex="12pt"/>
    </style:style>
    <style:style style:name="T22" style:family="text">
      <style:text-properties fo:color="#222222" fo:font-size="12pt" fo:font-weight="bold" officeooo:rsid="002ac7d4" style:font-size-asian="12pt" style:font-weight-asian="bold" style:font-size-complex="12pt"/>
    </style:style>
    <style:style style:name="T23" style:family="text">
      <style:text-properties fo:color="#222222" fo:font-size="12pt" fo:font-weight="bold" officeooo:rsid="003f4316" style:font-size-asian="12pt" style:font-weight-asian="bold" style:font-size-complex="12pt"/>
    </style:style>
    <style:style style:name="T24" style:family="text">
      <style:text-properties fo:color="#222222" fo:font-size="12pt" fo:font-weight="bold" officeooo:rsid="0044de9b" style:font-size-asian="12pt" style:font-weight-asian="bold" style:font-size-complex="12pt"/>
    </style:style>
    <style:style style:name="T25" style:family="text">
      <style:text-properties fo:color="#222222" fo:font-size="12pt" fo:font-weight="bold" officeooo:rsid="00489b38" style:font-size-asian="12pt" style:font-weight-asian="bold" style:font-size-complex="12pt"/>
    </style:style>
    <style:style style:name="T26" style:family="text">
      <style:text-properties fo:color="#222222" fo:font-size="12pt" fo:font-weight="bold" officeooo:rsid="0048f8aa" style:font-size-asian="12pt" style:font-weight-asian="bold" style:font-size-complex="12pt"/>
    </style:style>
    <style:style style:name="T27" style:family="text">
      <style:text-properties fo:color="#222222" fo:font-size="12pt" fo:font-weight="bold" officeooo:rsid="004b703a" style:font-size-asian="12pt" style:font-weight-asian="bold" style:font-size-complex="12pt"/>
    </style:style>
    <style:style style:name="T28" style:family="text">
      <style:text-properties fo:color="#222222" fo:font-size="12pt" fo:font-weight="bold" officeooo:rsid="004d30d6" style:font-size-asian="12pt" style:font-weight-asian="bold" style:font-size-complex="12pt"/>
    </style:style>
    <style:style style:name="T29" style:family="text">
      <style:text-properties fo:color="#222222" fo:font-size="12pt" fo:font-weight="bold" officeooo:rsid="005a08cd" style:font-size-asian="12pt" style:font-weight-asian="bold" style:font-size-complex="12pt"/>
    </style:style>
    <style:style style:name="T30" style:family="text">
      <style:text-properties fo:color="#222222" fo:font-size="12pt" fo:font-weight="bold" officeooo:rsid="005d5665" style:font-size-asian="12pt" style:font-weight-asian="bold" style:font-size-complex="12pt"/>
    </style:style>
    <style:style style:name="T31" style:family="text">
      <style:text-properties fo:color="#222222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222222" fo:font-size="12pt" fo:font-weight="normal" officeooo:rsid="000bc811" style:font-size-asian="12pt" style:font-weight-asian="normal" style:font-size-complex="12pt" style:font-weight-complex="normal"/>
    </style:style>
    <style:style style:name="T33" style:family="text">
      <style:text-properties fo:color="#222222" fo:font-size="12pt" fo:font-weight="normal" officeooo:rsid="000d61e4" style:font-size-asian="12pt" style:font-weight-asian="normal" style:font-size-complex="12pt" style:font-weight-complex="normal"/>
    </style:style>
    <style:style style:name="T34" style:family="text">
      <style:text-properties fo:color="#222222" fo:font-size="12pt" fo:font-weight="normal" officeooo:rsid="000ea0c4" style:font-size-asian="12pt" style:font-weight-asian="normal" style:font-size-complex="12pt" style:font-weight-complex="normal"/>
    </style:style>
    <style:style style:name="T35" style:family="text">
      <style:text-properties fo:color="#222222" fo:font-size="12pt" fo:font-weight="normal" officeooo:rsid="0020e12f" style:font-size-asian="12pt" style:font-weight-asian="normal" style:font-size-complex="12pt" style:font-weight-complex="normal"/>
    </style:style>
    <style:style style:name="T36" style:family="text">
      <style:text-properties fo:color="#222222" fo:font-size="12pt" fo:font-weight="normal" officeooo:rsid="0022df27" style:font-size-asian="12pt" style:font-weight-asian="normal" style:font-size-complex="12pt" style:font-weight-complex="normal"/>
    </style:style>
    <style:style style:name="T37" style:family="text">
      <style:text-properties fo:color="#222222" fo:font-size="12pt" fo:font-weight="normal" officeooo:rsid="002ac7d4" style:font-size-asian="12pt" style:font-weight-asian="normal" style:font-size-complex="12pt" style:font-weight-complex="normal"/>
    </style:style>
    <style:style style:name="T38" style:family="text">
      <style:text-properties fo:color="#222222" fo:font-size="12pt" fo:font-weight="normal" officeooo:rsid="001efea3" style:font-size-asian="12pt" style:font-weight-asian="normal" style:font-size-complex="12pt" style:font-weight-complex="normal"/>
    </style:style>
    <style:style style:name="T39" style:family="text">
      <style:text-properties fo:color="#222222" fo:font-size="12pt" fo:font-weight="normal" officeooo:rsid="0037dc79" style:font-size-asian="12pt" style:font-weight-asian="normal" style:font-size-complex="12pt" style:font-weight-complex="normal"/>
    </style:style>
    <style:style style:name="T40" style:family="text">
      <style:text-properties fo:color="#222222" fo:font-size="12pt" fo:font-weight="normal" officeooo:rsid="00383e70" style:font-size-asian="12pt" style:font-weight-asian="normal" style:font-size-complex="12pt" style:font-weight-complex="normal"/>
    </style:style>
    <style:style style:name="T41" style:family="text">
      <style:text-properties fo:color="#222222" fo:font-size="12pt" style:font-size-asian="12pt" style:font-size-complex="12pt"/>
    </style:style>
    <style:style style:name="T42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ize="11pt" style:font-size-asian="11pt" style:font-size-complex="11pt" style:font-weight-complex="bold"/>
    </style:style>
    <style:style style:name="T45" style:family="text">
      <style:text-properties fo:font-size="11pt" fo:font-weight="normal" style:font-size-asian="11pt" style:font-weight-asian="normal" style:font-size-complex="11pt"/>
    </style:style>
    <style:style style:name="T46" style:family="text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7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8" style:family="text">
      <style:text-properties style:font-name="Times New Roman" fo:font-size="12pt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86843" style:font-weight-asian="normal" style:font-weight-complex="normal"/>
    </style:style>
    <style:style style:name="T51" style:family="text">
      <style:text-properties fo:font-weight="normal" officeooo:rsid="0019f894" style:font-weight-asian="normal" style:font-weight-complex="normal"/>
    </style:style>
    <style:style style:name="T52" style:family="text">
      <style:text-properties fo:font-weight="normal" officeooo:rsid="005e6251" style:font-weight-asian="normal" style:font-weight-complex="normal"/>
    </style:style>
    <style:style style:name="T53" style:family="text">
      <style:text-properties fo:font-weight="normal" officeooo:rsid="005f48f5" style:font-weight-asian="normal" style:font-weight-complex="normal"/>
    </style:style>
    <style:style style:name="T54" style:family="text">
      <style:text-properties fo:font-weight="normal" officeooo:rsid="005fa9b3" style:font-weight-asian="normal" style:font-weight-complex="normal"/>
    </style:style>
    <style:style style:name="T55" style:family="text">
      <style:text-properties officeooo:rsid="00097c21"/>
    </style:style>
    <style:style style:name="T56" style:family="text">
      <style:text-properties officeooo:rsid="000a66a4"/>
    </style:style>
    <style:style style:name="T57" style:family="text">
      <style:text-properties officeooo:rsid="00186843"/>
    </style:style>
    <style:style style:name="T58" style:family="text">
      <style:text-properties officeooo:rsid="0019f894"/>
    </style:style>
    <style:style style:name="T59" style:family="text">
      <style:text-properties officeooo:rsid="00244501"/>
    </style:style>
    <style:style style:name="T60" style:family="text">
      <style:text-properties officeooo:rsid="0034644a"/>
    </style:style>
    <style:style style:name="T61" style:family="text">
      <style:text-properties officeooo:rsid="0034f9b7"/>
    </style:style>
    <style:style style:name="T62" style:family="text">
      <style:text-properties officeooo:rsid="00388483"/>
    </style:style>
    <style:style style:name="T63" style:family="text">
      <style:text-properties officeooo:rsid="003f5cee"/>
    </style:style>
    <style:style style:name="T64" style:family="text">
      <style:text-properties officeooo:rsid="0041160f"/>
    </style:style>
    <style:style style:name="T65" style:family="text">
      <style:text-properties officeooo:rsid="0043241e"/>
    </style:style>
    <style:style style:name="T66" style:family="text">
      <style:text-properties officeooo:rsid="0055c29a"/>
    </style:style>
    <style:style style:name="T67" style:family="text">
      <style:text-properties style:font-name="Arial1" officeooo:rsid="002ac7d4" style:font-name-complex="Arial1"/>
    </style:style>
    <style:style style:name="T68" style:family="text">
      <style:text-properties style:font-name="Arial1" officeooo:rsid="00581829" style:font-name-complex="Arial1"/>
    </style:style>
    <style:style style:name="T69" style:family="text">
      <style:text-properties officeooo:rsid="005e6251" style:font-weight-complex="bold"/>
    </style:style>
    <style:style style:name="T70" style:family="text">
      <style:text-properties officeooo:rsid="005f48f5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55c29a" style:font-size-asian="12pt" style:font-size-complex="12pt"/>
    </style:style>
    <style:style style:name="T73" style:family="text">
      <style:text-properties officeooo:rsid="00675f4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1">אוניברסיטת</text:span><text:span text:style-name="T3"> </text:span><text:span text:style-name="T1">אריאל</text:span><text:span text:style-name="T7">, <text:s text:c="3"/></text:span><text:span text:style-name="T1">המחלקה</text:span><text:span text:style-name="T3"> </text:span><text:span text:style-name="T1">למדעי</text:span><text:span text:style-name="T3"> </text:span><text:span text:style-name="T1">המחשב</text:span><text:span text:style-name="T7"><text:line-break/></text:span><text:span text:style-name="T1">קורס</text:span><text:span text:style-name="T7">: </text:span><text:span text:style-name="T2">מבנה זיכרון ושפת </text:span><text:span text:style-name="T8">c++</text:span><text:span text:style-name="T7">, </text:span><text:span text:style-name="T1">מספר</text:span><text:span text:style-name="T7">: </text:span><text:span text:style-name="T8">7027810</text:span><text:span text:style-name="T10"><text:line-break/></text:span><text:span text:style-name="T4">מרצים</text:span><text:span text:style-name="T9">: </text:span><text:span text:style-name="T4">ד</text:span><text:span text:style-name="T9">"</text:span><text:span text:style-name="T4">ר אראל סגל</text:span><text:span text:style-name="T9">-</text:span><text:span text:style-name="T4">הלוי</text:span><text:span text:style-name="T9">, </text:span><text:span text:style-name="T6">ד"ר גיל בן-ארצי</text:span><text:span text:style-name="T11"><text:line-break/></text:span><text:span text:style-name="T4">שנת לימודים</text:span><text:span text:style-name="T9">: </text:span><text:span text:style-name="T4">ה’תשע</text:span><text:span text:style-name="T9">"</text:span><text:span text:style-name="T5">ט</text:span><text:span text:style-name="T9"><text:line-break/></text:span><text:span text:style-name="T4">שעות שיעור שבועיות</text:span><text:span text:style-name="T9">: 3<text:line-break/></text:span><text:span text:style-name="T4">שעות תירגול שבועיות</text:span><text:span text:style-name="T9">: 2</text:span></text:p>
      <text:h text:style-name="P13" text:outline-level="2">מטרת הקורס</text:h>
      <text:p text:style-name="P6"><text:span text:style-name="T59">הקורס יאמן</text:span> את הסטודנטים בתיכנות בשפה קשה ומסובכת במיוחד - שפת ++C. שפה הכוללת פרדיגמות שונות - תיכנות פרוצדורלי, מונחה-עצמים ופונקציונלי. שפה הדורשת ניהול ידני של משאבי הזיכרון. הקורס יתייחס לשפת ++C כולל <text:span text:style-name="T55">התקנים</text:span> החדשים (11, 14, 17).</text:p>
      <text:p text:style-name="P7"><text:span text:style-name="T58">בנוסף, הקורס יאמן את הסטודנטים בכישורים כלליים החיוניים לכל מתכנת, כגון: </text:span>עבודה בסביבות לינוקס<text:span text:style-name="T58"> (</text:span><text:span text:style-name="T51">Linux)</text:span> <text:span text:style-name="T57">וגיט </text:span><text:span text:style-name="T50">(git)</text:span>, <text:span text:style-name="T58">הצגת קוד בפני הכיתה, </text:span>עמידה בלוחות זמנים, והתמודדות עם תקלות <text:span text:style-name="T58">ושינויים </text:span>לא צפוי<text:span text:style-name="T58">ים</text:span>.</text:p>
      <text:h text:style-name="P13" text:outline-level="2">דרישות קדם</text:h>
      <text:p text:style-name="P8">הקורס מיועד לסטודנטים בעלי ניסיון בתיכנות בשפת C, שפת Java, ותיכנות מונחה עצמים.<text:span text:style-name="T56"> כמו כן, המטלות יוגשו ב-GitHub וייבדקו על סביבת לינוקס, ולכן דרוש ידע בסיסי ב-git ובלינוקס.</text:span></text:p>
      <text:h text:style-name="P13" text:outline-level="2">הציון</text:h>
      <text:list xml:id="list4161743472" text:style-name="L1">
        <text:list-item>
          <text:p text:style-name="P41">80% - בחינה סופית.</text:p>
        </text:list-item>
        <text:list-item>
          <text:p text:style-name="P42">20% - מטלות <text:span text:style-name="T66">שבועיות, מתוכם:</text:span></text:p>
          <text:list>
            <text:list-item>
              <text:p text:style-name="P43">10% - בדיקה אוטומטית במערכת שתוצג בהמשך;</text:p>
            </text:list-item>
            <text:list-item>
              <text:p text:style-name="P43">10% - הצגת המטלה בתירגול ובדיקה ע"י המתרגל/ת.</text:p>
            </text:list-item>
          </text:list>
        </text:list-item>
        <text:list-item>
          <text:p text:style-name="P45">הסבר מפורט על המטלות - בקובץ נפרד. </text:p>
        </text:list-item>
        <text:list-item>
          <text:p text:style-name="P46"><text:span text:style-name="T72">בנוסף, </text:span><text:span text:style-name="T71">מתוכנן בוחן-רשות בתיכנות, כפוף לתיאום עם מדור בחינות. אם אכן יתקיים הבוחן, הוא יתקיים בשבוע האחרון של הסמסטר, ויקנה 10 נקודות בונוס לציון הבחינה. פרטים מלאים יימסרו בהמשך.</text:span></text:p>
        </text:list-item>
      </text:list>
      <text:h text:style-name="P13" text:outline-level="2">נוכחות</text:h>
      <text:p text:style-name="P44">אין חובת נוכחות בשיעורים. <text:span text:style-name="T73"><text:s/></text:span>אבל, חובה להיות נוכחים ב<text:span text:style-name="T65">שני תירגולים לפחות, כדי להציג את המטלה שלכם. המתרגל/ת י/תקבע את סדר ההצגה, וי/תשלח לכם הודעה מראש על כך שאתם אמורים להציג בתירגול הקרוב. <text:s/>אי-הופעה לתירגול שבו אתם אמורים להציג, יגרום למתן ציון 0 על ההצגה.</text:span></text:p>
      <text:p text:style-name="P44"/>
      <text:h text:style-name="P52" text:outline-level="2">נושאי הקורס בחלוקה לשבועות</text:h>
      <text:p text:style-name="P12">הרשימה לא סופית - ייתכנו שינויים בהתאם לקצב ההתקדמות בשיעורים ובתירגולים.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הרצאה</text:p>
          </table:table-cell>
          <table:table-cell table:style-name="Table1.C1" office:value-type="string">
            <text:p text:style-name="P18">תירגול</text:p>
          </table:table-cell>
        </table:table-row>
        <table:table-row table:style-name="Table1.2"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31"><text:span text:style-name="T12">הכרות, הבדלים בין c++ ל</text:span><text:span text:style-name="T20">בין </text:span><text:span text:style-name="T12">c</text:span><text:span text:style-name="T20"> ו-Java</text:span><text:span text:style-name="T30">.</text:span><text:span text:style-name="T29"> </text:span></text:p>
            <text:p text:style-name="P31"><text:span text:style-name="T30">העמסה,</text:span><text:span text:style-name="T29"> חריגות.</text:span></text:p>
            <text:p text:style-name="P27"><text:span text:style-name="T20">מחלקות </text:span><text:span text:style-name="T30">ו</text:span><text:span text:style-name="T20">עצמים, בניה </text:span><text:span text:style-name="T21">ופירוק</text:span><text:span text:style-name="T20">.</text:span></text:p>
          </table:table-cell>
          <table:table-cell table:style-name="Table1.C2" office:value-type="string">
            <text:p text:style-name="P19">עבודה בסביבת לינוקס - פקודות בסיסיות, גיט, קומפילציה. שלבי קומפילציה.</text:p>
          </table:table-cell>
        </table:table-row>
        <table:table-row table:style-name="Table1.1"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35">הרכבת מחלקות. רשימת אתחול.</text:p>
            <text:p text:style-name="P28"><text:span text:style-name="T12">רפרנסים</text:span><text:span text:style-name="T22"> לעומת פוינטרים.</text:span></text:p>
            <text:p text:style-name="P28"><text:span text:style-name="T31">מתודות קבועות</text:span><text:span text:style-name="T37">,</text:span><text:span text:style-name="T31"> const, mutable. </text:span><text:span text:style-name="T32">friend</text:span><text:span text:style-name="T37">.</text:span></text:p>
          </table:table-cell>
          <table:table-cell table:style-name="Table1.C2" office:value-type="string">
            <text:p text:style-name="P20">כלים מתקדמים לעבודה בלינוקס:</text:p>
            <text:p text:style-name="P26"><text:span text:style-name="T68">bash scripts</text:span><text:span text:style-name="T67">, make, cmake, valgrind</text:span></text:p>
          </table:table-cell>
        </table:table-row>
        <table:table-row table:style-name="Table1.1"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28"><text:span text:style-name="T14">העמסת אופרטורים</text:span><text:span text:style-name="T17">.</text:span></text:p>
          </table:table-cell>
          <table:table-cell table:style-name="Table1.C2" office:value-type="string">
            <text:p text:style-name="P20">הצגת מטלה 1<text:span text:style-name="T62"> - מחלקות, בניה והריסה.</text:span></text:p>
          </table:table-cell>
        </table:table-row>
        <table:table-row table:style-name="Table1.1"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29"><text:span text:style-name="T32">העתקה עמוקה, </text:span><text:span text:style-name="T33">בנאי מעתיק ואופרטור העתקה.</text:span><text:span text:style-name="T34"> </text:span><text:span text:style-name="T15">בנאי ממיר, אופרטור המרה. המרות מפורשות (explicit).</text:span></text:p>
          </table:table-cell>
          <table:table-cell table:style-name="Table1.C2" office:value-type="string">
            <text:p text:style-name="P24">הצגת מטלה <text:span text:style-name="T60">2 - הרכבה.</text:span></text:p>
          </table:table-cell>
        </table:table-row>
        <table:table-row table:style-name="Table1.1"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29"><text:span text:style-name="T14">ירושה, סדר בניה והריסה בירושה והרכבה, רשימות איתחול. הרשאות גישה</text:span><text:span text:style-name="T16">.</text:span></text:p>
          </table:table-cell>
          <table:table-cell table:style-name="Table1.C2" office:value-type="string">
            <text:p text:style-name="P24">הצגת מטלה <text:span text:style-name="T60">3 - אופרטורים.</text:span></text:p>
          </table:table-cell>
        </table:table-row>
        <table:table-row table:style-name="Table1.1"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36">פולימורפיזם, טבלת שיטות וירטואליות, עלות ותועלת</text:p>
          </table:table-cell>
          <table:table-cell table:style-name="Table1.C2" office:value-type="string">
            <text:p text:style-name="P24">הצגת מטלה <text:span text:style-name="T60">4 - העתקה.</text:span></text:p>
          </table:table-cell>
        </table:table-row>
        <table:table-row table:style-name="Table1.8"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36">RTTI. <text:s/>השלכה - static_cast, const_cast</text:p>
          </table:table-cell>
          <table:table-cell table:style-name="Table1.C2" office:value-type="string">
            <text:p text:style-name="P21">הצגת מטלה <text:span text:style-name="T60">5 - ירושה.</text:span></text:p>
          </table:table-cell>
        </table:table-row>
        <table:table-row table:style-name="Table1.1"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30"><text:span text:style-name="T12">תבניות - </text:span><text:span text:style-name="T31">template</text:span><text:span text:style-name="T12">.</text:span></text:p>
          </table:table-cell>
          <table:table-cell table:style-name="Table1.C2" office:value-type="string">
            <text:p text:style-name="P25">הצגת מטלה <text:span text:style-name="T60">6 - פולימורפיזם.</text:span></text:p>
          </table:table-cell>
        </table:table-row>
        <table:table-row table:style-name="Table1.1"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37">תבניות ופונקטורים.</text:p>
          </table:table-cell>
          <table:table-cell table:style-name="Table1.C2" office:value-type="string">
            <text:p text:style-name="P21">הצגת מטלה <text:span text:style-name="T60">7 - השלכה.</text:span></text:p>
          </table:table-cell>
        </table:table-row>
        <table:table-row table:style-name="Table1.1"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34"><text:span text:style-name="T31">הספריה </text:span><text:span text:style-name="T40">התקנית</text:span><text:span text:style-name="T35"> -</text:span><text:span text:style-name="T31"> מיכלים</text:span><text:span text:style-name="T39"> ואיטרטורים</text:span><text:span text:style-name="T36">.</text:span></text:p>
          </table:table-cell>
          <table:table-cell table:style-name="Table1.C2" office:value-type="string">
            <text:p text:style-name="P21">הצגת מטלה <text:span text:style-name="T60">8 - תבניות.</text:span></text:p>
          </table:table-cell>
        </table:table-row>
        <table:table-row table:style-name="Table1.1"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33"><text:span text:style-name="T38">הספריה </text:span><text:span text:style-name="T40">התקנית</text:span><text:span text:style-name="T35"> -</text:span><text:span text:style-name="T38"> </text:span><text:span text:style-name="T39">אלגוריתמים</text:span><text:span text:style-name="T36">.</text:span></text:p>
          </table:table-cell>
          <table:table-cell table:style-name="Table1.C2" office:value-type="string">
            <text:p text:style-name="P21">הצגת מטלה <text:span text:style-name="T60">9 - פונקטורים.</text:span></text:p>
          </table:table-cell>
        </table:table-row>
        <table:table-row table:style-name="Table1.1"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32"><text:span text:style-name="T18">קישור בין ++C לשפות אחרות</text:span><text:span text:style-name="T19"> כגון פייתון.</text:span></text:p>
          </table:table-cell>
          <table:table-cell table:style-name="Table1.C2" office:value-type="string">
            <text:p text:style-name="P21">הצגת מטלה <text:span text:style-name="T60">10 - הספריה התקנית.</text:span></text:p>
          </table:table-cell>
        </table:table-row>
        <table:table-row table:style-name="Table1.1"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P23">השלמות וחזרות.</text:p>
          </table:table-cell>
          <table:table-cell table:style-name="Table1.C2" office:value-type="string">
            <text:p text:style-name="P22">השלמות וחזרות<text:span text:style-name="T61">.</text:span></text:p>
          </table:table-cell>
        </table:table-row>
      </table:table>
      <text:h text:style-name="P14" text:outline-level="2"/>
      <text:h text:style-name="P14" text:outline-level="2">חומר עזר ברשת</text:h>
      <text:list xml:id="list3666378666" text:style-name="L2">
        <text:list-item>
          <text:p text:style-name="P48"><text:span text:style-name="T42">https://stackoverflow.com/questions/tagged/c%2b%2b</text:span></text:p>
        </text:list-item>
        <text:list-item>
          <text:p text:style-name="P48"><text:span text:style-name="T42">https://softwareengineering.stackexchange.com/questions/tagged/c%2b%2b</text:span></text:p>
        </text:list-item>
        <text:list-item>
          <text:p text:style-name="P48"><text:span text:style-name="T42">http://en.cppreference.com/w/</text:span></text:p>
        </text:list-item>
        <text:list-item>
          <text:p text:style-name="P48"><text:span text:style-name="T42">http://www.cplusplus.com/</text:span></text:p>
        </text:list-item>
        <text:list-item>
          <text:p text:style-name="P48"><text:span text:style-name="T42">http://isocpp.org/</text:span></text:p>
        </text:list-item>
      </text:list>
      <text:p text:style-name="P47"><text:soft-page-break/><text:span text:style-name="T42"/></text:p>
      <text:p text:style-name="P49"/>
      <text:p text:style-name="P49"/>
      <text:p text:style-name="P49"/>
      <text:p text:style-name="P49"/>
      <text:h text:style-name="P51" text:outline-level="2"><text:span text:style-name="T53">ס</text:span><text:span text:style-name="T49">פרים להרחבה והעשרה</text:span></text:h>
      <text:h text:style-name="P39" text:outline-level="1"><text:span text:style-name="T69">0. </text:span><text:bookmark text:name="title1"/><text:bookmark text:name="productTitle1"/><text:span text:style-name="T49">A Tour of C++ (2nd Edition)</text:span><text:span text:style-name="T52"> </text:span><text:span text:style-name="T49">by Bjarne Stroustrup</text:span><text:span text:style-name="T54">, </text:span><text:span text:style-name="T49"><text:s/></text:span><text:span text:style-name="T52">https://www.amazon.com/Tour-2nd-Depth-Bjarne-Stroustrup/dp/0134997832</text:span></text:h>
      <text:h text:style-name="P40" text:outline-level="1"/>
      <text:h text:style-name="Heading_20_1" text:outline-level="1"><text:bookmark text:name="title"/><text:bookmark text:name="productTitle"/><text:span text:style-name="T44">1. <text:s/></text:span><text:span text:style-name="T45">C++17 STL Cookbook: Discover the latest enhancements to functional programming and lambda expressions. <text:s text:c="3"/>by Jacek Galowicz. Paperback, June 28, 2017</text:span><text:span text:style-name="T44">. <text:s text:c="3"/></text:span><text:a xlink:type="simple" xlink:href="http://a.co/7q4yXwY" text:style-name="Internet_20_link" text:visited-style-name="Visited_20_Internet_20_Link"><text:span text:style-name="T44">http://a.co/7q4yXwY</text:span></text:a></text:h>
      <text:p text:style-name="Standard"><text:span text:style-name="T46">לצפייה בספר אלקטרוני לחץ </text:span><text:a xlink:type="simple" xlink:href="https://ebookcentral.proquest.com/lib/ariel-ebooks/detail.action?docID=4891267" text:style-name="Internet_20_link" text:visited-style-name="Visited_20_Internet_20_Link"><text:span text:style-name="T47">כאן</text:span></text:a></text:p>
      <text:p text:style-name="P38">ספר בפורמט אלקטרוני נמצא במאגרי מידע, ספרים אלקטרוניים, <text:s/>מאגר eBook Central</text:p>
      <text:p text:style-name="P2"/>
      <text:p text:style-name="Standard"><text:span text:style-name="T43">2. </text:span>Mastering the C++17 STL: Make full use of the standard library components in C++17 Paperback, September 28, 2017. <text:s text:c="3"/><text:a xlink:type="simple" xlink:href="http://a.co/86BmYbN" text:style-name="Internet_20_link" text:visited-style-name="Visited_20_Internet_20_Link"><text:span text:style-name="T43">http://a.co/86BmYbN</text:span></text:a></text:p>
      <text:p text:style-name="Standard"><text:span text:style-name="T46">לצפייה בספר אלקטרוני לחץ </text:span><text:a xlink:type="simple" xlink:href="https://ebookcentral.proquest.com/lib/ariel-ebooks/detail.action?docID=5064688" text:style-name="Internet_20_link" text:visited-style-name="Visited_20_Internet_20_Link"><text:span text:style-name="T47">כאן</text:span></text:a></text:p>
      <text:p text:style-name="P38">ספר בפורמט אלקטרוני נמצא במאגרי מידע, ספרים אלקטרוניים, <text:s/>מאגר eBook Central</text:p>
      <text:p text:style-name="P2"/>
      <text:p text:style-name="Standard"><text:span text:style-name="T43">3. </text:span><text:span text:style-name="Strong_20_Emphasis"><text:span text:style-name="T49">Clean C++: Sustainable Software Development Patterns and Best Practices with C++ 17. </text:span></text:span><text:line-break/>by Stephan Roth. <text:s text:c="3"/>Paperback, September 29, 2017. <text:s text:c="3"/><text:bookmark-start text:name="__DdeLink__229_118636882"/><text:a xlink:type="simple" xlink:href="http://a.co/8cSZ8Mw" text:style-name="Internet_20_link" text:visited-style-name="Visited_20_Internet_20_Link"><text:span text:style-name="T43">h</text:span></text:a><text:bookmark-end text:name="__DdeLink__229_118636882"/><text:a xlink:type="simple" xlink:href="http://a.co/8cSZ8Mw" text:style-name="Internet_20_link" text:visited-style-name="Visited_20_Internet_20_Link"><text:span text:style-name="T43">ttp://a.co/8cSZ8Mw</text:span></text:a></text:p>
      <text:p text:style-name="Standard"><text:span text:style-name="T48">לצפייה בספר אלקטרוני לחץ </text:span><text:a xlink:type="simple" xlink:href="https://link.springer.com/book/10.1007%2F978-1-4842-2793-0" text:style-name="Internet_20_link" text:visited-style-name="Visited_20_Internet_20_Link"><text:span text:style-name="T48">כאן</text:span></text:a><text:span text:style-name="T48"> </text:span></text:p>
      <text:p text:style-name="P38">ספר בפורמט אלקטרוני נמצא במאגרי מידע, ספרים אלקטרוניים, <text:s/>מאגר Springer</text:p>
      <text:p text:style-name="P3"/>
      <text:p text:style-name="P4"/>
      <text:p text:style-name="Standard"><text:span text:style-name="T43">4. </text:span><text:span text:style-name="Strong_20_Emphasis"><text:span text:style-name="T49">Beginning C++ Game Programming. <text:s text:c="4"/>by John Horton. <text:s/>Paperback, October 07, 2016.</text:span></text:span><text:line-break/>by John Horton <text:s text:c="5"/><text:a xlink:type="simple" xlink:href="http://a.co/5qOAcPd" text:style-name="Internet_20_link" text:visited-style-name="Visited_20_Internet_20_Link"><text:span text:style-name="T43">http://a.co/5qOAcPd</text:span></text:a></text:p>
      <text:p text:style-name="Standard"><text:span text:style-name="T46">לצפייה בספר אלקטרוני לחץ </text:span><text:a xlink:type="simple" xlink:href="https://ebookcentral.proquest.com/lib/ariel-ebooks/detail.action?docID=4722699" text:style-name="Internet_20_link" text:visited-style-name="Visited_20_Internet_20_Link"><text:span text:style-name="T47">כאן</text:span></text:a></text:p>
      <text:p text:style-name="P38">ספר בפורמט אלקטרוני נמצא במאגרי מידע, ספרים אלקטרוניים, <text:s/>מאגר eBook Central</text:p>
      <text:p text:style-name="P1"/>
      <text:p text:style-name="Standard"><text:span text:style-name="T43">5. <text:s/></text:span><text:span text:style-name="T41">Effective Modern C++: 42 Specific Ways to Improve Your Use of C++11 and C++14 1st Edition. <text:s text:c="3"/>by Scott Meyers. <text:s text:c="7"/></text:span><text:span text:style-name="T13">http://a.co/dicb7nV</text:span></text:p>
      <text:p text:style-name="P5">קיים ספר אלקטרוני, יש לקנות גם ספר מודפס לטובת סטודנטים עם קשיי ראיה.</text:p>
      <text:p text:style-name="Standard"><text:span text:style-name="T48">לצפייה בספר אלקטרוני לחץ </text:span><text:a xlink:type="simple" xlink:href="https://ebookcentral.proquest.com/lib/ariel-ebooks/detail.action?docID=1839836" text:style-name="Internet_20_link" text:visited-style-name="Visited_20_Internet_20_Link"><text:span text:style-name="T48">כאן</text:span></text:a><text:span text:style-name="T48"> </text:span></text:p>
      <text:p text:style-name="P38">ספר בפורמט אלקטרוני נמצא במאגרי מידע, ספרים אלקטרוניים, <text:s/>מאגר eBook Central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9-02-18T13:49:25.134996423</dc:date>
    <meta:editing-cycles>233</meta:editing-cycles>
    <meta:editing-duration>PT6H46M18S</meta:editing-duration>
    <meta:generator>LibreOffice/6.1.4.2$Linux_X86_64 LibreOffice_project/10$Build-2</meta:generator>
    <meta:document-statistic meta:table-count="1" meta:image-count="0" meta:object-count="0" meta:page-count="3" meta:paragraph-count="87" meta:word-count="649" meta:character-count="4182" meta:non-whitespace-character-count="357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